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paragraph-rsid="000ebbb4"/>
    </style:style>
    <style:style style:name="P2" style:family="paragraph" style:parent-style-name="Standard">
      <style:paragraph-properties fo:text-align="start" style:justify-single-word="false"/>
      <style:text-properties officeooo:rsid="000ebbb4" officeooo:paragraph-rsid="000ebbb4"/>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ebbb4" officeooo:paragraph-rsid="000ebbb4"/>
    </style:style>
    <style:style style:name="P4" style:family="paragraph" style:parent-style-name="Standard">
      <style:paragraph-properties fo:text-align="start" style:justify-single-word="false"/>
      <style:text-properties style:text-underline-style="none" officeooo:rsid="000ebbb4" officeooo:paragraph-rsid="000ebbb4"/>
    </style:style>
    <style:style style:name="P5" style:family="paragraph" style:parent-style-name="Standard">
      <style:paragraph-properties fo:text-align="start" style:justify-single-word="false"/>
      <style:text-properties officeooo:paragraph-rsid="000ebbb4"/>
    </style:style>
    <style:style style:name="P6" style:family="paragraph" style:parent-style-name="Standard">
      <style:paragraph-properties fo:text-align="start" style:justify-single-word="false"/>
      <style:text-properties style:text-position="0% 100%" style:text-underline-style="none" fo:font-weight="bold" officeooo:rsid="000ebbb4" officeooo:paragraph-rsid="000ebbb4" style:font-weight-asian="bold" style:font-weight-complex="bold"/>
    </style:style>
    <style:style style:name="P7" style:family="paragraph" style:parent-style-name="Text_20_body" style:list-style-name="L1"/>
    <style:style style:name="P8" style:family="paragraph" style:parent-style-name="Text_20_body">
      <style:paragraph-properties fo:text-align="start" style:justify-single-word="false"/>
      <style:text-properties style:text-underline-style="none" officeooo:rsid="000ebbb4" officeooo:paragraph-rsid="000ebbb4"/>
    </style:style>
    <style:style style:name="T1" style:family="text">
      <style:text-properties officeooo:rsid="000ebbb4"/>
    </style:style>
    <style:style style:name="T2" style:family="text">
      <style:text-properties style:text-underline-style="none" officeooo:rsid="000ebbb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omment fonctionne une IA de reconnaissance de chiffre ?</text:p>
      <text:p text:style-name="P3"/>
      <text:p text:style-name="P3"/>
      <text:p text:style-name="P8">Le réseau de neurones est une fonction mathématique y=f(x), où :</text:p>
      <text:list text:style-name="L1">
        <text:list-item>
          <text:p text:style-name="P7">x est l’image d’entrée (une matrice 28×28 de pixels en niveaux de gris<text:span text:style-name="T1">)</text:span></text:p>
        </text:list-item>
        <text:list-item>
          <text:p text:style-name="P7">y est un vecteur de taille 10, contenant la probabilité que l’image représente chacun des chiffres de 0 à 9.</text:p>
        </text:list-item>
      </text:list>
      <text:p text:style-name="P6">La fonction paramétrique : </text:p>
      <text:p text:style-name="P1"><text:span text:style-name="T2">y = wx+b </text:span></text:p>
      <text:p text:style-name="P5"><text:span text:style-name="T2">x l’entrée (un ou plusieurs nombres)</text:span></text:p>
      <text:p text:style-name="P5">w des poids (paramètres)</text:p>
      <text:p text:style-name="P5">b un biais (paramètre)</text:p>
      <text:p text:style-name="P2">y la sortie (un nombre)</text:p>
      <text:p text:style-name="P4"/>
      <text:p text:style-name="P4">Un neurone est une petite fonction paramétrique : il applique une opération mathématique avec des paramètres (poids et biais). Un réseau de neurones est une très grande fonction paramétrique composée de nombreux neurones connectés en couches. Tous les poids et biais du réseau sont des paramètres qu'on peut ajuster grâce à l’apprentissage automatiqu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5T14:52:10.536000000</meta:creation-date>
    <dc:date>2025-06-25T15:45:07.381000000</dc:date>
    <meta:editing-duration>PT52M58S</meta:editing-duration>
    <meta:editing-cycles>1</meta:editing-cycles>
    <meta:document-statistic meta:table-count="0" meta:image-count="0" meta:object-count="0" meta:page-count="1" meta:paragraph-count="11" meta:word-count="134" meta:character-count="795" meta:non-whitespace-character-count="671"/>
    <meta:generator>LibreOffice/7.6.6.3$Windows_X86_64 LibreOffice_project/d97b2716a9a4a2ce1391dee1765565ea469b0ae7</meta:generator>
  </office:meta>
</office:document-meta>
</file>